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717in"/>
    </style:style>
    <style:style style:name="co4" style:family="table-column">
      <style:table-column-properties fo:break-before="auto" style:column-width="1.3453in"/>
    </style:style>
    <style:style style:name="co5" style:family="table-column">
      <style:table-column-properties fo:break-before="auto" style:column-width="4.4016in"/>
    </style:style>
    <style:style style:name="co6" style:family="table-column">
      <style:table-column-properties fo:break-before="auto" style:column-width="5.789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2" table:number-columns-repeated="2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16" table:default-cell-style-name="ce2"/>
        <table:table-row table:style-name="ro3"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getrs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etrs.f</text:p>
          </table:table-cell>
          <table:table-cell office:value-type="string">
            <text:p>Solve A*X = B using LU, TRANS</text:p>
          </table:table-cell>
          <table:table-cell table:formula="of:=40+[.A1]+220" office:value-type="float" office:value="261">
            <text:p>261</text:p>
          </table:table-cell>
          <table:table-cell table:number-columns-repeated="1015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string">
            <text:p>getrs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etrs.f</text:p>
          </table:table-cell>
          <table:table-cell office:value-type="string">
            <text:p>Solve A*X = B using LU, TRANS</text:p>
          </table:table-cell>
          <table:table-cell table:formula="of:=40+[.A2]+220" office:value-type="float" office:value="262">
            <text:p>262</text:p>
          </table:table-cell>
          <table:table-cell table:number-columns-repeated="1015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getrs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/cgetrs.f</text:p>
          </table:table-cell>
          <table:table-cell office:value-type="string">
            <text:p>Solve A*X = B using LU, TRANS</text:p>
          </table:table-cell>
          <table:table-cell table:formula="of:=40+[.A3]+220" office:value-type="float" office:value="263">
            <text:p>263</text:p>
          </table:table-cell>
          <table:table-cell table:number-columns-repeated="1015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z</text:p>
          </table:table-cell>
          <table:table-cell office:value-type="string">
            <text:p>getrs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etrs.f</text:p>
          </table:table-cell>
          <table:table-cell office:value-type="string">
            <text:p>Solve A*X = B using LU, TRANS</text:p>
          </table:table-cell>
          <table:table-cell table:formula="of:=40+[.A4]+220" office:value-type="float" office:value="264">
            <text:p>264</text:p>
          </table:table-cell>
          <table:table-cell table:number-columns-repeated="1015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s</text:p>
          </table:table-cell>
          <table:table-cell office:value-type="string">
            <text:p>gbtrs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http://www.netlib.org/lapack/single/sgbtrs.f</text:p>
          </table:table-cell>
          <table:table-cell office:value-type="string">
            <text:p>Solve A*X = B using LU, TRANS</text:p>
          </table:table-cell>
          <table:table-cell table:formula="of:=40+[.A5]+220" office:value-type="float" office:value="265">
            <text:p>265</text:p>
          </table:table-cell>
          <table:table-cell table:number-columns-repeated="1015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office:value-type="string">
            <text:p>gbtrs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http://www.netlib.org/lapack/double/dgbtrs.f</text:p>
          </table:table-cell>
          <table:table-cell office:value-type="string">
            <text:p>Solve A*X = B using LU, TRANS</text:p>
          </table:table-cell>
          <table:table-cell table:formula="of:=40+[.A6]+220" office:value-type="float" office:value="266">
            <text:p>266</text:p>
          </table:table-cell>
          <table:table-cell table:number-columns-repeated="1015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office:value-type="string">
            <text:p>gbtrs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http://www.netlib.org/lapack/complex/cgbtrs.f</text:p>
          </table:table-cell>
          <table:table-cell office:value-type="string">
            <text:p>Solve A*X = B using LU, TRANS</text:p>
          </table:table-cell>
          <table:table-cell table:formula="of:=40+[.A7]+220" office:value-type="float" office:value="267">
            <text:p>267</text:p>
          </table:table-cell>
          <table:table-cell table:number-columns-repeated="1015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z</text:p>
          </table:table-cell>
          <table:table-cell office:value-type="string">
            <text:p>gbtrs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http://www.netlib.org/lapack/complex16/zgbtrs.f</text:p>
          </table:table-cell>
          <table:table-cell office:value-type="string">
            <text:p>Solve A*X = B using LU, TRANS</text:p>
          </table:table-cell>
          <table:table-cell table:formula="of:=40+[.A8]+220" office:value-type="float" office:value="268">
            <text:p>268</text:p>
          </table:table-cell>
          <table:table-cell table:number-columns-repeated="1015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s</text:p>
          </table:table-cell>
          <table:table-cell office:value-type="string">
            <text:p>gttrs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single/sgttrs.f</text:p>
          </table:table-cell>
          <table:table-cell office:value-type="string">
            <text:p>Solve A*X = B using LU, TRANS</text:p>
          </table:table-cell>
          <table:table-cell table:formula="of:=40+[.A9]+220" office:value-type="float" office:value="269">
            <text:p>269</text:p>
          </table:table-cell>
          <table:table-cell table:number-columns-repeated="1015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d</text:p>
          </table:table-cell>
          <table:table-cell office:value-type="string">
            <text:p>gttrs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gttrs.f</text:p>
          </table:table-cell>
          <table:table-cell office:value-type="string">
            <text:p>Solve A*X = B using LU, TRANS</text:p>
          </table:table-cell>
          <table:table-cell table:formula="of:=40+[.A10]+220" office:value-type="float" office:value="270">
            <text:p>270</text:p>
          </table:table-cell>
          <table:table-cell table:number-columns-repeated="1015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c</text:p>
          </table:table-cell>
          <table:table-cell office:value-type="string">
            <text:p>gttrs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complex/cgttrs.f</text:p>
          </table:table-cell>
          <table:table-cell office:value-type="string">
            <text:p>Solve A*X = B using LU, TRANS</text:p>
          </table:table-cell>
          <table:table-cell table:formula="of:=40+[.A11]+220" office:value-type="float" office:value="271">
            <text:p>271</text:p>
          </table:table-cell>
          <table:table-cell table:number-columns-repeated="1015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z</text:p>
          </table:table-cell>
          <table:table-cell office:value-type="string">
            <text:p>gttrs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complex16/zgttrs.f</text:p>
          </table:table-cell>
          <table:table-cell office:value-type="string">
            <text:p>Solve A*X = B using LU, TRANS</text:p>
          </table:table-cell>
          <table:table-cell table:formula="of:=40+[.A12]+220" office:value-type="float" office:value="272">
            <text:p>272</text:p>
          </table:table-cell>
          <table:table-cell table:number-columns-repeated="1015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s</text:p>
          </table:table-cell>
          <table:table-cell office:value-type="string">
            <text:p>potrs</text:p>
          </table:table-cell>
          <table:table-cell office:value-type="string">
            <text:p>SPD</text:p>
          </table:table-cell>
          <table:table-cell office:value-type="string">
            <text:p>full</text:p>
          </table:table-cell>
          <table:table-cell office:value-type="string">
            <text:p>http://www.netlib.org/lapack/single/spotrs.f</text:p>
          </table:table-cell>
          <table:table-cell office:value-type="string">
            <text:p>Solve A*X = B using Cholesky</text:p>
          </table:table-cell>
          <table:table-cell table:formula="of:=40+[.A13]+220" office:value-type="float" office:value="273">
            <text:p>273</text:p>
          </table:table-cell>
          <table:table-cell table:number-columns-repeated="1015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d</text:p>
          </table:table-cell>
          <table:table-cell office:value-type="string">
            <text:p>potrs</text:p>
          </table:table-cell>
          <table:table-cell office:value-type="string">
            <text:p>SPD</text:p>
          </table:table-cell>
          <table:table-cell office:value-type="string">
            <text:p>full</text:p>
          </table:table-cell>
          <table:table-cell office:value-type="string">
            <text:p>http://www.netlib.org/lapack/double/dpotrs.f</text:p>
          </table:table-cell>
          <table:table-cell office:value-type="string">
            <text:p>Solve A*X = B using Cholesky</text:p>
          </table:table-cell>
          <table:table-cell table:formula="of:=40+[.A14]+220" office:value-type="float" office:value="274">
            <text:p>274</text:p>
          </table:table-cell>
          <table:table-cell table:number-columns-repeated="1015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office:value-type="string">
            <text:p>potrs</text:p>
          </table:table-cell>
          <table:table-cell office:value-type="string">
            <text:p>HPD</text:p>
          </table:table-cell>
          <table:table-cell office:value-type="string">
            <text:p>full</text:p>
          </table:table-cell>
          <table:table-cell office:value-type="string">
            <text:p>http://www.netlib.org/lapack/complex/cpotrs.f</text:p>
          </table:table-cell>
          <table:table-cell office:value-type="string">
            <text:p>Solve A*X = B using Cholesky</text:p>
          </table:table-cell>
          <table:table-cell table:formula="of:=40+[.A15]+220" office:value-type="float" office:value="275">
            <text:p>275</text:p>
          </table:table-cell>
          <table:table-cell table:number-columns-repeated="1015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z</text:p>
          </table:table-cell>
          <table:table-cell office:value-type="string">
            <text:p>potrs</text:p>
          </table:table-cell>
          <table:table-cell office:value-type="string">
            <text:p>HPD</text:p>
          </table:table-cell>
          <table:table-cell office:value-type="string">
            <text:p>full</text:p>
          </table:table-cell>
          <table:table-cell office:value-type="string">
            <text:p>http://www.netlib.org/lapack/complex16/zpotrs.f</text:p>
          </table:table-cell>
          <table:table-cell office:value-type="string">
            <text:p>Solve A*X = B using Cholesky</text:p>
          </table:table-cell>
          <table:table-cell table:formula="of:=40+[.A16]+220" office:value-type="float" office:value="276">
            <text:p>276</text:p>
          </table:table-cell>
          <table:table-cell table:number-columns-repeated="1015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s</text:p>
          </table:table-cell>
          <table:table-cell office:value-type="string">
            <text:p>pptrs</text:p>
          </table:table-cell>
          <table:table-cell office:value-type="string">
            <text:p>SPD</text:p>
          </table:table-cell>
          <table:table-cell office:value-type="string">
            <text:p>packed</text:p>
          </table:table-cell>
          <table:table-cell office:value-type="string">
            <text:p>http://www.netlib.org/lapack/single/spptrs.f</text:p>
          </table:table-cell>
          <table:table-cell office:value-type="string">
            <text:p>Solve A*X = B using Cholesky</text:p>
          </table:table-cell>
          <table:table-cell table:formula="of:=40+[.A17]+220" office:value-type="float" office:value="277">
            <text:p>277</text:p>
          </table:table-cell>
          <table:table-cell table:number-columns-repeated="1015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d</text:p>
          </table:table-cell>
          <table:table-cell office:value-type="string">
            <text:p>pptrs</text:p>
          </table:table-cell>
          <table:table-cell office:value-type="string">
            <text:p>SPD</text:p>
          </table:table-cell>
          <table:table-cell office:value-type="string">
            <text:p>packed</text:p>
          </table:table-cell>
          <table:table-cell office:value-type="string">
            <text:p>http://www.netlib.org/lapack/double/dpptrs.f</text:p>
          </table:table-cell>
          <table:table-cell office:value-type="string">
            <text:p>Solve A*X = B using Cholesky</text:p>
          </table:table-cell>
          <table:table-cell table:formula="of:=40+[.A18]+220" office:value-type="float" office:value="278">
            <text:p>278</text:p>
          </table:table-cell>
          <table:table-cell table:number-columns-repeated="1015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c</text:p>
          </table:table-cell>
          <table:table-cell office:value-type="string">
            <text:p>pptrs</text:p>
          </table:table-cell>
          <table:table-cell office:value-type="string">
            <text:p>HPD</text:p>
          </table:table-cell>
          <table:table-cell office:value-type="string">
            <text:p>packed</text:p>
          </table:table-cell>
          <table:table-cell office:value-type="string">
            <text:p>http://www.netlib.org/lapack/complex/cpptrs.f</text:p>
          </table:table-cell>
          <table:table-cell office:value-type="string">
            <text:p>Solve A*X = B using Cholesky</text:p>
          </table:table-cell>
          <table:table-cell table:formula="of:=40+[.A19]+220" office:value-type="float" office:value="279">
            <text:p>279</text:p>
          </table:table-cell>
          <table:table-cell table:number-columns-repeated="1015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z</text:p>
          </table:table-cell>
          <table:table-cell office:value-type="string">
            <text:p>pptrs</text:p>
          </table:table-cell>
          <table:table-cell office:value-type="string">
            <text:p>HPD</text:p>
          </table:table-cell>
          <table:table-cell office:value-type="string">
            <text:p>packed</text:p>
          </table:table-cell>
          <table:table-cell office:value-type="string">
            <text:p>http://www.netlib.org/lapack/complex16/zpptrs.f</text:p>
          </table:table-cell>
          <table:table-cell office:value-type="string">
            <text:p>Solve A*X = B using Cholesky</text:p>
          </table:table-cell>
          <table:table-cell table:formula="of:=40+[.A20]+220" office:value-type="float" office:value="280">
            <text:p>280</text:p>
          </table:table-cell>
          <table:table-cell table:number-columns-repeated="1015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s</text:p>
          </table:table-cell>
          <table:table-cell office:value-type="string">
            <text:p>pbtrs</text:p>
          </table:table-cell>
          <table:table-cell office:value-type="string">
            <text:p>SPD</text:p>
          </table:table-cell>
          <table:table-cell office:value-type="string">
            <text:p>band</text:p>
          </table:table-cell>
          <table:table-cell office:value-type="string">
            <text:p>http://www.netlib.org/lapack/single/spbtrs.f</text:p>
          </table:table-cell>
          <table:table-cell office:value-type="string">
            <text:p>Solve A*X = B using Cholesky</text:p>
          </table:table-cell>
          <table:table-cell table:formula="of:=40+[.A21]+220" office:value-type="float" office:value="281">
            <text:p>281</text:p>
          </table:table-cell>
          <table:table-cell table:number-columns-repeated="1015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d</text:p>
          </table:table-cell>
          <table:table-cell office:value-type="string">
            <text:p>pbtrs</text:p>
          </table:table-cell>
          <table:table-cell office:value-type="string">
            <text:p>SPD</text:p>
          </table:table-cell>
          <table:table-cell office:value-type="string">
            <text:p>band</text:p>
          </table:table-cell>
          <table:table-cell office:value-type="string">
            <text:p>http://www.netlib.org/lapack/double/dpbtrs.f</text:p>
          </table:table-cell>
          <table:table-cell office:value-type="string">
            <text:p>Solve A*X = B using Cholesky</text:p>
          </table:table-cell>
          <table:table-cell table:formula="of:=40+[.A22]+220" office:value-type="float" office:value="282">
            <text:p>282</text:p>
          </table:table-cell>
          <table:table-cell table:number-columns-repeated="1015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c</text:p>
          </table:table-cell>
          <table:table-cell office:value-type="string">
            <text:p>pbtrs</text:p>
          </table:table-cell>
          <table:table-cell office:value-type="string">
            <text:p>HPD</text:p>
          </table:table-cell>
          <table:table-cell office:value-type="string">
            <text:p>band</text:p>
          </table:table-cell>
          <table:table-cell office:value-type="string">
            <text:p>http://www.netlib.org/lapack/complex/cpbtrs.f</text:p>
          </table:table-cell>
          <table:table-cell office:value-type="string">
            <text:p>Solve A*X = B using Cholesky</text:p>
          </table:table-cell>
          <table:table-cell table:formula="of:=40+[.A23]+220" office:value-type="float" office:value="283">
            <text:p>283</text:p>
          </table:table-cell>
          <table:table-cell table:number-columns-repeated="1015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z</text:p>
          </table:table-cell>
          <table:table-cell office:value-type="string">
            <text:p>pbtrs</text:p>
          </table:table-cell>
          <table:table-cell office:value-type="string">
            <text:p>HPD</text:p>
          </table:table-cell>
          <table:table-cell office:value-type="string">
            <text:p>band</text:p>
          </table:table-cell>
          <table:table-cell office:value-type="string">
            <text:p>http://www.netlib.org/lapack/complex16/zpbtrs.f</text:p>
          </table:table-cell>
          <table:table-cell office:value-type="string">
            <text:p>Solve A*X = B using Cholesky</text:p>
          </table:table-cell>
          <table:table-cell table:formula="of:=40+[.A24]+220" office:value-type="float" office:value="284">
            <text:p>284</text:p>
          </table:table-cell>
          <table:table-cell table:number-columns-repeated="1015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s</text:p>
          </table:table-cell>
          <table:table-cell office:value-type="string">
            <text:p>pttrs</text:p>
          </table:table-cell>
          <table:table-cell office:value-type="string">
            <text:p>SPD</text:p>
          </table:table-cell>
          <table:table-cell office:value-type="string">
            <text:p>tridiagonal</text:p>
          </table:table-cell>
          <table:table-cell office:value-type="string">
            <text:p>http://www.netlib.org/lapack/single/spttrs.f</text:p>
          </table:table-cell>
          <table:table-cell office:value-type="string">
            <text:p>Solve A*X = B using the L*D*L**T</text:p>
          </table:table-cell>
          <table:table-cell table:formula="of:=40+[.A25]+220" office:value-type="float" office:value="285">
            <text:p>285</text:p>
          </table:table-cell>
          <table:table-cell table:number-columns-repeated="1015"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d</text:p>
          </table:table-cell>
          <table:table-cell office:value-type="string">
            <text:p>pttrs</text:p>
          </table:table-cell>
          <table:table-cell office:value-type="string">
            <text:p>SPD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pttrs.f</text:p>
          </table:table-cell>
          <table:table-cell office:value-type="string">
            <text:p>Solve A*X = B using the L*D*L**T </text:p>
          </table:table-cell>
          <table:table-cell table:formula="of:=40+[.A26]+220" office:value-type="float" office:value="286">
            <text:p>286</text:p>
          </table:table-cell>
          <table:table-cell table:number-columns-repeated="1015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c</text:p>
          </table:table-cell>
          <table:table-cell office:value-type="string">
            <text:p>pttrs</text:p>
          </table:table-cell>
          <table:table-cell office:value-type="string">
            <text:p>HPD</text:p>
          </table:table-cell>
          <table:table-cell office:value-type="string">
            <text:p>tridiagonal</text:p>
          </table:table-cell>
          <table:table-cell office:value-type="string">
            <text:p>http://www.netlib.org/lapack/complex/cpttrs.f</text:p>
          </table:table-cell>
          <table:table-cell office:value-type="string">
            <text:p>Solve A*X = B using A = U**H*D*U or A = L*D*L**H</text:p>
          </table:table-cell>
          <table:table-cell table:formula="of:=40+[.A27]+220" office:value-type="float" office:value="287">
            <text:p>287</text:p>
          </table:table-cell>
          <table:table-cell table:number-columns-repeated="1015"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z</text:p>
          </table:table-cell>
          <table:table-cell office:value-type="string">
            <text:p>pttrs</text:p>
          </table:table-cell>
          <table:table-cell office:value-type="string">
            <text:p>HPD</text:p>
          </table:table-cell>
          <table:table-cell office:value-type="string">
            <text:p>tridiagonal</text:p>
          </table:table-cell>
          <table:table-cell office:value-type="string">
            <text:p>http://www.netlib.org/lapack/complex16/zpttrs.f</text:p>
          </table:table-cell>
          <table:table-cell office:value-type="string">
            <text:p>Solve A*X = B using A = U**H*D*U or A = L*D*L**H</text:p>
          </table:table-cell>
          <table:table-cell table:formula="of:=40+[.A28]+220" office:value-type="float" office:value="288">
            <text:p>288</text:p>
          </table:table-cell>
          <table:table-cell table:number-columns-repeated="1015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s</text:p>
          </table:table-cell>
          <table:table-cell office:value-type="string">
            <text:p>sytrs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single/ssytrs.f</text:p>
          </table:table-cell>
          <table:table-cell office:value-type="string">
            <text:p>Solve A*X = B using A = U*D*U**T or A = L*D*L**T </text:p>
          </table:table-cell>
          <table:table-cell table:formula="of:=40+[.A29]+220" office:value-type="float" office:value="289">
            <text:p>289</text:p>
          </table:table-cell>
          <table:table-cell table:number-columns-repeated="1015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d</text:p>
          </table:table-cell>
          <table:table-cell office:value-type="string">
            <text:p>sytrs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double/dsytrs.f</text:p>
          </table:table-cell>
          <table:table-cell office:value-type="string">
            <text:p>Solve A*X = B using A = U*D*U**T or A = L*D*L**T </text:p>
          </table:table-cell>
          <table:table-cell table:formula="of:=40+[.A30]+220" office:value-type="float" office:value="290">
            <text:p>290</text:p>
          </table:table-cell>
          <table:table-cell table:number-columns-repeated="1015"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c</text:p>
          </table:table-cell>
          <table:table-cell office:value-type="string">
            <text:p>hetrs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/chetrs.f</text:p>
          </table:table-cell>
          <table:table-cell office:value-type="string">
            <text:p>Solve A*X = B using U*D*U*H or L*D*L*H</text:p>
          </table:table-cell>
          <table:table-cell table:formula="of:=40+[.A31]+220" office:value-type="float" office:value="291">
            <text:p>291</text:p>
          </table:table-cell>
          <table:table-cell table:number-columns-repeated="1015"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z</text:p>
          </table:table-cell>
          <table:table-cell office:value-type="string">
            <text:p>hetrs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16/zhetrs.f</text:p>
          </table:table-cell>
          <table:table-cell office:value-type="string">
            <text:p>Solve A*X = B using U*D*U*H or L*D*L*H</text:p>
          </table:table-cell>
          <table:table-cell table:formula="of:=40+[.A32]+220" office:value-type="float" office:value="292">
            <text:p>292</text:p>
          </table:table-cell>
          <table:table-cell table:number-columns-repeated="1015"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office:value-type="string">
            <text:p>sytrs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complex/csytrs.f</text:p>
          </table:table-cell>
          <table:table-cell office:value-type="string">
            <text:p>Solve A*X = B using A = U*D*U**T or A = L*D*L**T</text:p>
          </table:table-cell>
          <table:table-cell table:formula="of:=40+[.A33]+220" office:value-type="float" office:value="293">
            <text:p>293</text:p>
          </table:table-cell>
          <table:table-cell table:number-columns-repeated="1015"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z</text:p>
          </table:table-cell>
          <table:table-cell office:value-type="string">
            <text:p>sytrs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complex16/zsytrs.f</text:p>
          </table:table-cell>
          <table:table-cell office:value-type="string">
            <text:p>Solve A*X = B using A = U*D*U**T or A = L*D*L**T</text:p>
          </table:table-cell>
          <table:table-cell table:formula="of:=40+[.A34]+220" office:value-type="float" office:value="294">
            <text:p>294</text:p>
          </table:table-cell>
          <table:table-cell table:number-columns-repeated="1015"/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s</text:p>
          </table:table-cell>
          <table:table-cell office:value-type="string">
            <text:p>sptrs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single/ssptrs.f</text:p>
          </table:table-cell>
          <table:table-cell office:value-type="string">
            <text:p>Solve A*X = B using A = U*D*U**T or A = L*D*L**T</text:p>
          </table:table-cell>
          <table:table-cell table:formula="of:=40+[.A35]+220" office:value-type="float" office:value="295">
            <text:p>295</text:p>
          </table:table-cell>
          <table:table-cell table:number-columns-repeated="1015"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d</text:p>
          </table:table-cell>
          <table:table-cell office:value-type="string">
            <text:p>sptrs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double/dsptrs.f</text:p>
          </table:table-cell>
          <table:table-cell office:value-type="string">
            <text:p>Solve A*X = B using A = U*D*U**T or A = L*D*L**T</text:p>
          </table:table-cell>
          <table:table-cell table:formula="of:=40+[.A36]+220" office:value-type="float" office:value="296">
            <text:p>296</text:p>
          </table:table-cell>
          <table:table-cell table:number-columns-repeated="1015"/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c</text:p>
          </table:table-cell>
          <table:table-cell office:value-type="string">
            <text:p>hptrs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/chptrs.f</text:p>
          </table:table-cell>
          <table:table-cell office:value-type="string">
            <text:p>Solve A*X = B using U*D*U*H or L*D*L*H</text:p>
          </table:table-cell>
          <table:table-cell table:formula="of:=40+[.A37]+220" office:value-type="float" office:value="297">
            <text:p>297</text:p>
          </table:table-cell>
          <table:table-cell table:number-columns-repeated="1015"/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z</text:p>
          </table:table-cell>
          <table:table-cell office:value-type="string">
            <text:p>hptrs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16/zhptrs.f</text:p>
          </table:table-cell>
          <table:table-cell office:value-type="string">
            <text:p>Solve A*X = B using U*D*U*H or L*D*L*H</text:p>
          </table:table-cell>
          <table:table-cell table:formula="of:=40+[.A38]+220" office:value-type="float" office:value="298">
            <text:p>298</text:p>
          </table:table-cell>
          <table:table-cell table:number-columns-repeated="1015"/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c</text:p>
          </table:table-cell>
          <table:table-cell office:value-type="string">
            <text:p>sptrs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complex/csptrs.f</text:p>
          </table:table-cell>
          <table:table-cell office:value-type="string">
            <text:p>Solve A*X = B using A = U*D*U**T or A = L*D*L**T</text:p>
          </table:table-cell>
          <table:table-cell table:formula="of:=40+[.A39]+220" office:value-type="float" office:value="299">
            <text:p>299</text:p>
          </table:table-cell>
          <table:table-cell table:number-columns-repeated="1015"/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z</text:p>
          </table:table-cell>
          <table:table-cell office:value-type="string">
            <text:p>sptrs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complex16/zsptrs.f</text:p>
          </table:table-cell>
          <table:table-cell office:value-type="string">
            <text:p>Solve A*X = B using A = U*D*U**T or A = L*D*L**T </text:p>
          </table:table-cell>
          <table:table-cell table:formula="of:=40+[.A40]+220" office:value-type="float" office:value="300">
            <text:p>300</text:p>
          </table:table-cell>
          <table:table-cell table:number-columns-repeated="1015"/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s</text:p>
          </table:table-cell>
          <table:table-cell office:value-type="string">
            <text:p>trtrs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single/strtrs.f</text:p>
          </table:table-cell>
          <table:table-cell office:value-type="string">
            <text:p>Solve A*X = B, B is an N-by-NRHS matrix, TRANS</text:p>
          </table:table-cell>
          <table:table-cell table:formula="of:=40+[.A41]+220" office:value-type="float" office:value="301">
            <text:p>301</text:p>
          </table:table-cell>
          <table:table-cell table:number-columns-repeated="1015"/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d</text:p>
          </table:table-cell>
          <table:table-cell office:value-type="string">
            <text:p>trtrs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double/dtrtrs.f</text:p>
          </table:table-cell>
          <table:table-cell office:value-type="string">
            <text:p>Solve A*X = B, B is an N-by-NRHS matrix, TRANS</text:p>
          </table:table-cell>
          <table:table-cell table:formula="of:=40+[.A42]+220" office:value-type="float" office:value="302">
            <text:p>302</text:p>
          </table:table-cell>
          <table:table-cell table:number-columns-repeated="1015"/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c</text:p>
          </table:table-cell>
          <table:table-cell office:value-type="string">
            <text:p>trtrs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complex/ctrtrs.f</text:p>
          </table:table-cell>
          <table:table-cell office:value-type="string">
            <text:p>Solve A*X = B, B is an N-by-NRHS matrix, TRANS</text:p>
          </table:table-cell>
          <table:table-cell table:formula="of:=40+[.A43]+220" office:value-type="float" office:value="303">
            <text:p>303</text:p>
          </table:table-cell>
          <table:table-cell table:number-columns-repeated="1015"/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z</text:p>
          </table:table-cell>
          <table:table-cell office:value-type="string">
            <text:p>trtrs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complex16/ztrtrs.f</text:p>
          </table:table-cell>
          <table:table-cell office:value-type="string">
            <text:p>Solve A*X = B, B is an N-by-NRHS matrix, TRANS</text:p>
          </table:table-cell>
          <table:table-cell table:formula="of:=40+[.A44]+220" office:value-type="float" office:value="304">
            <text:p>304</text:p>
          </table:table-cell>
          <table:table-cell table:number-columns-repeated="1015"/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s</text:p>
          </table:table-cell>
          <table:table-cell office:value-type="string">
            <text:p>tptrs</text:p>
          </table:table-cell>
          <table:table-cell office:value-type="string">
            <text:p>triangular</text:p>
          </table:table-cell>
          <table:table-cell office:value-type="string">
            <text:p>packed</text:p>
          </table:table-cell>
          <table:table-cell office:value-type="string">
            <text:p>http://www.netlib.org/lapack/single/stptrs.f</text:p>
          </table:table-cell>
          <table:table-cell office:value-type="string">
            <text:p>Solve A*X = B, B is an N-by-NRHS matrix, TRANS</text:p>
          </table:table-cell>
          <table:table-cell table:formula="of:=40+[.A45]+220" office:value-type="float" office:value="305">
            <text:p>305</text:p>
          </table:table-cell>
          <table:table-cell table:number-columns-repeated="1015"/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d</text:p>
          </table:table-cell>
          <table:table-cell office:value-type="string">
            <text:p>tptrs</text:p>
          </table:table-cell>
          <table:table-cell office:value-type="string">
            <text:p>triangular</text:p>
          </table:table-cell>
          <table:table-cell office:value-type="string">
            <text:p>packed</text:p>
          </table:table-cell>
          <table:table-cell office:value-type="string">
            <text:p>http://www.netlib.org/lapack/double/dtptrs.f</text:p>
          </table:table-cell>
          <table:table-cell office:value-type="string">
            <text:p>Solve A*X = B, B is an N-by-NRHS matrix, TRANS</text:p>
          </table:table-cell>
          <table:table-cell table:formula="of:=40+[.A46]+220" office:value-type="float" office:value="306">
            <text:p>306</text:p>
          </table:table-cell>
          <table:table-cell table:number-columns-repeated="1015"/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c</text:p>
          </table:table-cell>
          <table:table-cell office:value-type="string">
            <text:p>tptrs</text:p>
          </table:table-cell>
          <table:table-cell office:value-type="string">
            <text:p>triangular</text:p>
          </table:table-cell>
          <table:table-cell office:value-type="string">
            <text:p>packed</text:p>
          </table:table-cell>
          <table:table-cell office:value-type="string">
            <text:p>http://www.netlib.org/lapack/complex/ctptrs.f</text:p>
          </table:table-cell>
          <table:table-cell office:value-type="string">
            <text:p>Solve A*X = B, B is an N-by-NRHS matrix, TRANS</text:p>
          </table:table-cell>
          <table:table-cell table:formula="of:=40+[.A47]+220" office:value-type="float" office:value="307">
            <text:p>307</text:p>
          </table:table-cell>
          <table:table-cell table:number-columns-repeated="1015"/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z</text:p>
          </table:table-cell>
          <table:table-cell office:value-type="string">
            <text:p>tptrs</text:p>
          </table:table-cell>
          <table:table-cell office:value-type="string">
            <text:p>triangular</text:p>
          </table:table-cell>
          <table:table-cell office:value-type="string">
            <text:p>packed</text:p>
          </table:table-cell>
          <table:table-cell office:value-type="string">
            <text:p>http://www.netlib.org/lapack/complex16/ztptrs.f</text:p>
          </table:table-cell>
          <table:table-cell office:value-type="string">
            <text:p>Solve A*X = B, B is an N-by-NRHS matrix, TRANS</text:p>
          </table:table-cell>
          <table:table-cell table:formula="of:=40+[.A48]+220" office:value-type="float" office:value="308">
            <text:p>308</text:p>
          </table:table-cell>
          <table:table-cell table:number-columns-repeated="1015"/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s</text:p>
          </table:table-cell>
          <table:table-cell office:value-type="string">
            <text:p>tbtrs</text:p>
          </table:table-cell>
          <table:table-cell office:value-type="string">
            <text:p>triangular</text:p>
          </table:table-cell>
          <table:table-cell office:value-type="string">
            <text:p>band</text:p>
          </table:table-cell>
          <table:table-cell office:value-type="string">
            <text:p>http://www.netlib.org/lapack/single/stbtrs.f</text:p>
          </table:table-cell>
          <table:table-cell office:value-type="string">
            <text:p>Solve A*X = B, B is an N-by-NRHS matrix, TRANS</text:p>
          </table:table-cell>
          <table:table-cell table:formula="of:=40+[.A49]+220" office:value-type="float" office:value="309">
            <text:p>309</text:p>
          </table:table-cell>
          <table:table-cell table:number-columns-repeated="1015"/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d</text:p>
          </table:table-cell>
          <table:table-cell office:value-type="string">
            <text:p>tbtrs</text:p>
          </table:table-cell>
          <table:table-cell office:value-type="string">
            <text:p>triangular</text:p>
          </table:table-cell>
          <table:table-cell office:value-type="string">
            <text:p>band</text:p>
          </table:table-cell>
          <table:table-cell office:value-type="string">
            <text:p>http://www.netlib.org/lapack/double/dtbtrs.f</text:p>
          </table:table-cell>
          <table:table-cell office:value-type="string">
            <text:p>Solve A*X = B, B is an N-by-NRHS matrix, TRANS</text:p>
          </table:table-cell>
          <table:table-cell table:formula="of:=40+[.A50]+220" office:value-type="float" office:value="310">
            <text:p>310</text:p>
          </table:table-cell>
          <table:table-cell table:number-columns-repeated="1015"/>
        </table:table-row>
        <table:table-row table:style-name="ro3">
          <table:table-cell office:value-type="float" office:value="51">
            <text:p>51</text:p>
          </table:table-cell>
          <table:table-cell office:value-type="string">
            <text:p>c</text:p>
          </table:table-cell>
          <table:table-cell office:value-type="string">
            <text:p>tbtrs</text:p>
          </table:table-cell>
          <table:table-cell office:value-type="string">
            <text:p>triangular</text:p>
          </table:table-cell>
          <table:table-cell office:value-type="string">
            <text:p>band</text:p>
          </table:table-cell>
          <table:table-cell office:value-type="string">
            <text:p>http://www.netlib.org/lapack/complex/ctbtrs.f</text:p>
          </table:table-cell>
          <table:table-cell office:value-type="string">
            <text:p>Solve A*X = B, B is an N-by-NRHS matrix, TRANS</text:p>
          </table:table-cell>
          <table:table-cell table:formula="of:=40+[.A51]+220" office:value-type="float" office:value="311">
            <text:p>311</text:p>
          </table:table-cell>
          <table:table-cell table:number-columns-repeated="1015"/>
        </table:table-row>
        <table:table-row table:style-name="ro3">
          <table:table-cell office:value-type="float" office:value="52">
            <text:p>52</text:p>
          </table:table-cell>
          <table:table-cell office:value-type="string">
            <text:p>z</text:p>
          </table:table-cell>
          <table:table-cell office:value-type="string">
            <text:p>tbtrs</text:p>
          </table:table-cell>
          <table:table-cell office:value-type="string">
            <text:p>triangular</text:p>
          </table:table-cell>
          <table:table-cell office:value-type="string">
            <text:p>band</text:p>
          </table:table-cell>
          <table:table-cell office:value-type="string">
            <text:p>http://www.netlib.org/lapack/complex16/ztbtrs.f</text:p>
          </table:table-cell>
          <table:table-cell office:value-type="string">
            <text:p>Solve A*X = B, B is an N-by-NRHS matrix, TRANS</text:p>
          </table:table-cell>
          <table:table-cell table:formula="of:=40+[.A52]+220" office:value-type="float" office:value="312">
            <text:p>312</text:p>
          </table:table-cell>
          <table:table-cell table:number-columns-repeated="1015"/>
        </table:table-row>
        <table:table-row table:style-name="ro3" table:number-rows-repeated="1048523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5">11/15/2011</text:date>, <text:time>14:5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-Lin Bernstein</meta:initial-creator>
    <meta:creation-date>2011-08-30T15:51:05</meta:creation-date>
    <dc:date>2011-11-15T14:52:27</dc:date>
    <dc:creator>Sa-Lin Bernstein</dc:creator>
    <meta:editing-duration>PT01H06M24S</meta:editing-duration>
    <meta:editing-cycles>33</meta:editing-cycles>
    <meta:generator>OpenOffice.org/3.2$Unix OpenOffice.org_project/320m12$Build-9483</meta:generator>
    <meta:document-statistic meta:table-count="3" meta:cell-count="416" meta:object-count="0"/>
  </office:meta>
</office:document-meta>
</file>